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8" style:family="table-column">
      <style:table-column-properties fo:break-before="auto" style:column-width="4.724cm"/>
    </style:style>
    <style:style style:name="co9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39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1.362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6.168cm"/>
    </style:style>
    <style:style style:name="co12" style:family="table-column">
      <style:table-column-properties fo:break-before="auto" style:column-width="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2" style:family="table" style:master-page-name="PageStyle_5f_SecondSheet">
      <style:table-properties table:display="true" style:writing-mode="lr-tb"/>
    </style:style>
    <style:style style:name="ta3" style:family="table" style:master-page-name="PageStyle_5f_ThirdShe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MainShee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MainSheet.A1"/>
    </style:style>
    <style:style style:name="ce2" style:family="table-cell" style:parent-style-name="Default" style:data-style-name="N0">
      <style:map style:condition="is-true-formula(NOT(OR(ISBLANK([.$Q1]);IF(NOT(ISERROR([.$Q1]));[.$Q1]))))" style:apply-style-name="Error" style:base-cell-address="MainSheet.A1"/>
      <style:map style:condition="is-true-formula(NOT(AND(ISBLANK([.$M1]);ISBLANK([.$O1]))))" style:apply-style-name="Attention" style:base-cell-address="MainSheet.A1"/>
    </style:style>
    <style:style style:name="ce3" style:family="table-cell" style:parent-style-name="Default" style:data-style-name="N0"/>
    <style:style style:name="ce4" style:family="table-cell" style:parent-style-name="Default"/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map style:condition="is-true-formula([.$J1]&gt;COLUMN([.A1])-3)" style:apply-style-name="Parameter" style:base-cell-address="MainSheet.A1"/>
    </style:style>
    <style:style style:name="ce7" style:family="table-cell" style:parent-style-name="Default" style:data-style-name="N0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 style:data-style-name="N0">
      <style:map style:condition="is-true-formula(AND(NOT(ISBLANK([.A1]));IF(ISERROR([.$A1]);ORG.OPENOFFICE.ERRORTYPE([.$A1])=ORG.OPENOFFICE.ERRORTYPE([.A1]);[.$A1]=[.A1])))" style:apply-style-name="Warning" style:base-cell-address="MainSheet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MainSheet" table:style-name="ta5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number-columns-repeated="7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45" table:default-cell-style-name="ce4"/>
        <table:table-column table:style-name="co7" table:number-columns-repeated="768" table:default-cell-style-name="ce4"/>
        <table:table-row table:style-name="ro2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1007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table:formula="of:=[.C2]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Relative reference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2]);[.A2];[.M2])" office:value-type="float" office:value="1">
            <text:p>1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table:formula="of:=[.$C$3]+[.$C3]+[.C$3]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Absolute references</text:p>
          </table:table-cell>
          <table:table-cell table:style-name="ce3" office:value-type="string">
            <text:p>$</text:p>
          </table:table-cell>
          <table:table-cell table:style-name="ce8"/>
          <table:table-cell table:style-name="ce3"/>
          <table:table-cell table:style-name="ce3"/>
          <table:table-cell table:formula="of:=IF(ISBLANK([.M3]);[.A3];[.M3])" office:value-type="float" office:value="6">
            <text:p>6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table:formula="of:=MYCELL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Simple name</text:p>
          </table:table-cell>
          <table:table-cell table:style-name="ce3" office:value-type="string">
            <text:p>xx</text:p>
          </table:table-cell>
          <table:table-cell table:style-name="ce8"/>
          <table:table-cell table:style-name="ce3"/>
          <table:table-cell table:style-name="ce3"/>
          <table:table-cell table:formula="of:=IF(ISBLANK([.M4]);[.A4];[.M4])" office:value-type="float" office:value="3">
            <text:p>3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" table:formula="of:=_MY_CELL_+_MY_CELL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Two names for same cell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5]);[.A5];[.M5])" office:value-type="float" office:value="8">
            <text:p>8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" table:formula="of:=_MY.CELL.1X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office:value-type="string">
            <text:p>Unconventional name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6]);[.A6];[.M6])" office:value-type="float" office:value="5">
            <text:p>5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table:formula="of:=MY23.43CELL" office:value-type="float" office:value="6">
            <text:p>6</text:p>
          </table:table-cell>
          <table:table-cell table:style-name="ce6" office:value-type="float" office:value="6">
            <text:p>6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7]);[.A7];[.M7])" office:value-type="float" office:value="6">
            <text:p>6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" table:formula="of:=_12345" office:value-type="float" office:value="7">
            <text:p>7</text:p>
          </table:table-cell>
          <table:table-cell table:style-name="ce6" office:value-type="float" office:value="7">
            <text:p>7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8]);[.A8];[.M8])" office:value-type="float" office:value="7">
            <text:p>7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400">
            <text:p>400</text:p>
          </table:table-cell>
          <table:table-cell table:style-name="ce3" table:formula="of:=A1B+A1_+A1_1+A_1+A__1" office:value-type="float" office:value="400">
            <text:p>4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60">
            <text:p>60</text:p>
          </table:table-cell>
          <table:table-cell table:style-name="ce6" table:number-columns-repeated="2"/>
          <table:table-cell table:style-name="ce7" office:value-type="float" office:value="5">
            <text:p>5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9]);[.A9];[.M9])" office:value-type="float" office:value="400">
            <text:p>40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table:formula="of:=SUM([.C11:.E11])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Range with cell reference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1]);[.A11];[.M11])" office:value-type="float" office:value="6">
            <text:p>6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" table:formula="of:=SUM(Range)"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4"/>
          <table:table-cell table:style-name="ce7" office:value-type="float" office:value="3">
            <text:p>3</text:p>
          </table:table-cell>
          <table:table-cell table:style-name="ce3" office:value-type="string">
            <text:p>Range name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2]);[.A12];[.M12])" office:value-type="float" office:value="15">
            <text:p>15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3" table:formula="of:=[$SecondSheet.B1]+CellOnThirdSheet" office:value-type="float" office:value="30">
            <text:p>3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table:number-columns-repeated="5"/>
          <table:table-cell table:style-name="ce7" office:value-type="float" office:value="2">
            <text:p>2</text:p>
          </table:table-cell>
          <table:table-cell table:style-name="ce3" office:value-type="string">
            <text:p>References to other sheets</text:p>
          </table:table-cell>
          <table:table-cell table:style-name="ce3"/>
          <table:table-cell table:style-name="ce8"/>
          <table:table-cell table:style-name="ce3"/>
          <table:table-cell table:style-name="ce3"/>
          <table:table-cell table:formula="of:=IF(ISBLANK([.M14]);[.A14];[.M14])" office:value-type="float" office:value="30">
            <text:p>30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3" table:formula="of:=['Sheet with spaces'.B1]" office:value-type="float" office:value="30">
            <text:p>30</text:p>
          </table:table-cell>
          <table:table-cell table:style-name="ce6" office:value-type="float" office:value="30">
            <text:p>30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5]);[.A15];[.M15])" office:value-type="float" office:value="30">
            <text:p>30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3" table:formula="of:=[Sheet_with_hyphens.B1]" office:value-type="float" office:value="40">
            <text:p>40</text:p>
          </table:table-cell>
          <table:table-cell table:style-name="ce6" office:value-type="float" office:value="40">
            <text:p>40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6]);[.A16];[.M16])" office:value-type="float" office:value="40">
            <text:p>4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3" table:formula="of:=[Sheet_with_quotes.B1]" office:value-type="float" office:value="50">
            <text:p>50</text:p>
          </table:table-cell>
          <table:table-cell table:style-name="ce6" office:value-type="float" office:value="50">
            <text:p>50</text:p>
          </table:table-cell>
          <table:table-cell table:style-name="ce6" table:number-columns-repeated="6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3"/>
          <table:table-cell table:formula="of:=IF(ISBLANK([.M17]);[.A17];[.M17])" office:value-type="float" office:value="50">
            <text:p>50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4" table:number-rows-repeated="9983">
          <table:table-cell table:style-name="ce2"/>
          <table:table-cell table:style-name="ce3"/>
          <table:table-cell table:style-name="ce6" table:number-columns-repeated="7"/>
          <table:table-cell table:style-name="ce7"/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4" table:number-rows-repeated="55536">
          <table:table-cell table:style-name="ce3" table:number-columns-repeated="9"/>
          <table:table-cell table:style-name="ce7"/>
          <table:table-cell table:style-name="ce3" table:number-columns-repeated="24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condSheet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3">
          <table:table-cell office:value-type="string">
            <text:p>Explicitly referenced cell</text:p>
          </table:table-cell>
          <table:table-cell table:formula="of:=[$MainSheet.C14]" office:value-type="float" office:value="10">
            <text:p>10</text:p>
          </table:table-cell>
          <table:table-cell table:number-columns-repeated="254"/>
        </table:table-row>
      </table:table>
      <table:table table:name="ThirdSheet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3">
          <table:table-cell office:value-type="string">
            <text:p>Cell referenced by name</text:p>
          </table:table-cell>
          <table:table-cell table:formula="of:=[$MainSheet.D14]" office:value-type="float" office:value="20">
            <text:p>20</text:p>
          </table:table-cell>
          <table:table-cell table:number-columns-repeated="254"/>
        </table:table-row>
      </table:table>
      <table:table table:name="Sheet with space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30">
            <text:p>30</text:p>
          </table:table-cell>
        </table:table-row>
      </table:table>
      <table:table table:name="Sheet_with_hyphen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40">
            <text:p>40</text:p>
          </table:table-cell>
        </table:table-row>
      </table:table>
      <table:table table:name="Sheet_with_quote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50">
            <text:p>50</text:p>
          </table:table-cell>
        </table:table-row>
      </table:table>
      <table:named-expressions>
        <table:named-range table:name="_12345" table:base-cell-address="$MainSheet.$A$1" table:cell-range-address="$MainSheet.$C$8"/>
        <table:named-range table:name="_MY.CELL.1X" table:base-cell-address="$MainSheet.$A$1" table:cell-range-address="$MainSheet.$C$6"/>
        <table:named-range table:name="_MY_CELL" table:base-cell-address="$MainSheet.$A$1" table:cell-range-address="$MainSheet.$C$5"/>
        <table:named-range table:name="_MY_CELL_" table:base-cell-address="$MainSheet.$A$1" table:cell-range-address="$MainSheet.$C$5"/>
        <table:named-range table:name="A_1" table:base-cell-address="$MainSheet.$A$1" table:cell-range-address="$MainSheet.$F$9"/>
        <table:named-range table:name="A1_" table:base-cell-address="$MainSheet.$A$1" table:cell-range-address="$MainSheet.$D$9"/>
        <table:named-range table:name="A1B" table:base-cell-address="$MainSheet.$A$1" table:cell-range-address="$MainSheet.$C$9"/>
        <table:named-range table:name="CellOnThirdSheet" table:base-cell-address="$MainSheet.$A$1" table:cell-range-address="$ThirdSheet.$B$1"/>
        <table:named-range table:name="MY23.43CELL" table:base-cell-address="$MainSheet.$A$1" table:cell-range-address="$MainSheet.$C$7"/>
        <table:named-range table:name="MYCELL" table:base-cell-address="$MainSheet.$A$1" table:cell-range-address="$MainSheet.$C$4"/>
        <table:named-range table:name="Range" table:base-cell-address="$MainSheet.$A$1" table:cell-range-address="$MainSheet.$C$12:.$E$12"/>
        <table:named-range table:name="A1_1" table:base-cell-address="$MainSheet.$E$9" table:cell-range-address="$MainSheet.$E$9"/>
        <table:named-range table:name="A__1" table:base-cell-address="$MainSheet.$G$9" table:cell-range-address="$MainSheet.$G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0" number:min-integer-digits="1" number:grouping="true"/>
    </number:number-style>
    <number:number-style style:name="N114">
      <style:text-properties fo:color="#ff0000"/>
      <number:text>S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Sheet" style:display-name="PageStyle_Main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Sheet" style:display-name="PageStyle_Second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irdSheet" style:display-name="PageStyle_Third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1:05:38</meta:creation-date>
    <dc:date>2010-08-06T13:58:02</dc:date>
    <meta:editing-cycles>6</meta:editing-cycles>
    <meta:editing-duration>PT00H09M21S</meta:editing-duration>
    <dc:creator>Vladimir Korenev</dc:creator>
    <meta:document-statistic meta:table-count="6" meta:cell-count="148" meta:object-count="0"/>
    <meta:user-defined meta:name="Info 1"/>
    <meta:user-defined meta:name="Info 2"/>
    <meta:user-defined meta:name="Info 3"/>
    <meta:user-defined meta:name="Info 4"/>
  </office:meta>
</office:document-meta>
</file>